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139" officeooo:paragraph-rsid="00110139"/>
    </style:style>
    <style:style style:name="P2" style:family="paragraph" style:parent-style-name="Standard">
      <style:text-properties fo:font-size="24pt" fo:font-weight="bold" officeooo:rsid="00110139" officeooo:paragraph-rsid="00110139" style:font-size-asian="24pt" style:font-weight-asian="bold" style:font-size-complex="24pt" style:font-weight-complex="bold"/>
    </style:style>
    <style:style style:name="P3" style:family="paragraph" style:parent-style-name="Standard">
      <style:text-properties fo:font-size="12pt" fo:font-weight="normal" officeooo:rsid="00110139" officeooo:paragraph-rsid="00110139" style:font-size-asian="10.5pt" style:font-weight-asian="normal" style:font-size-complex="12pt" style:font-weight-complex="normal"/>
    </style:style>
    <style:style style:name="P4" style:family="paragraph" style:parent-style-name="Standard">
      <style:text-properties fo:font-size="12pt" fo:font-weight="normal" officeooo:rsid="0011b4d4" officeooo:paragraph-rsid="0011b4d4" style:font-size-asian="10.5pt" style:font-weight-asian="normal" style:font-size-complex="12pt" style:font-weight-complex="normal"/>
    </style:style>
    <style:style style:name="P5" style:family="paragraph" style:parent-style-name="Standard">
      <style:text-properties fo:font-size="12pt" fo:font-weight="normal" officeooo:rsid="0013138e" officeooo:paragraph-rsid="0013138e" style:font-size-asian="10.5pt" style:font-weight-asian="normal" style:font-size-complex="12pt" style:font-weight-complex="normal"/>
    </style:style>
    <style:style style:name="P6" style:family="paragraph" style:parent-style-name="Standard">
      <style:text-properties fo:font-size="16pt" fo:font-weight="bold" officeooo:rsid="00110139" officeooo:paragraph-rsid="00110139" style:font-size-asian="14pt" style:font-weight-asian="bold" style:font-size-complex="16pt" style:font-weight-complex="bold"/>
    </style:style>
    <style:style style:name="P7" style:family="paragraph" style:parent-style-name="Standard">
      <style:text-properties fo:font-size="16pt" fo:font-weight="bold" officeooo:rsid="0011b4d4" officeooo:paragraph-rsid="0011b4d4" style:font-size-asian="14pt" style:font-weight-asian="bold" style:font-size-complex="16pt" style:font-weight-complex="bold"/>
    </style:style>
    <style:style style:name="P8" style:family="paragraph" style:parent-style-name="Standard">
      <style:text-properties fo:font-size="16pt" fo:font-weight="bold" officeooo:rsid="00169e98" officeooo:paragraph-rsid="00110139" style:font-size-asian="14pt" style:font-weight-asian="bold" style:font-size-complex="16pt" style:font-weight-complex="bold"/>
    </style:style>
    <style:style style:name="P9" style:family="paragraph" style:parent-style-name="Standard">
      <style:text-properties fo:font-size="16pt" fo:font-weight="bold" officeooo:rsid="00169e98" officeooo:paragraph-rsid="00169e98" style:font-size-asian="14pt" style:font-weight-asian="bold" style:font-size-complex="16pt" style:font-weight-complex="bold"/>
    </style:style>
    <style:style style:name="P10" style:family="paragraph" style:parent-style-name="Standard">
      <style:text-properties fo:font-size="12pt" fo:font-weight="normal" officeooo:rsid="00110139" officeooo:paragraph-rsid="00110139" style:font-size-asian="10.5pt" style:font-weight-asian="normal" style:font-size-complex="12pt" style:font-weight-complex="normal"/>
    </style:style>
    <style:style style:name="P11" style:family="paragraph" style:parent-style-name="Standard">
      <style:text-properties fo:font-size="12pt" fo:font-weight="normal" officeooo:rsid="00169e98" officeooo:paragraph-rsid="00169e98" style:font-size-asian="10.5pt" style:font-weight-asian="normal" style:font-size-complex="12pt" style:font-weight-complex="normal"/>
    </style:style>
    <style:style style:name="P12" style:family="paragraph" style:parent-style-name="Standard">
      <style:text-properties fo:font-size="12pt" fo:font-weight="normal" officeooo:rsid="0011b4d4" officeooo:paragraph-rsid="0011b4d4" style:font-size-asian="10.5pt" style:font-weight-asian="normal" style:font-size-complex="12pt" style:font-weight-complex="normal"/>
    </style:style>
    <style:style style:name="T1" style:family="text">
      <style:text-properties officeooo:rsid="0014a1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NG 421 Project İlker Uluseri</text:p>
      <text:p text:style-name="P1"/>
      <text:p text:style-name="P2">HANGMAN</text:p>
      <text:p text:style-name="P6">Program Description</text:p>
      <text:p text:style-name="P3">This is a program that allows 2 users to play hangman with each other. It also allows for chatting. The game is played through the use of various commands. These commands are: WORD, GUESS, STATUS, RESTART and HELP. To use a command, simply type the name of the command (case-sensitive). If the command takes a parameter, simply leave a space between the command and the parameter. Here are the descriptions for the commands:<text:line-break/>WORD &lt;word&gt; - sets new word to be guessed, prints: "New word has been set! Word: _ _ _ _ _ (x underscores) Lives: 8". Word can’t have spaces.</text:p>
      <text:p text:style-name="P3"/>
      <text:p text:style-name="P3">GUESS &lt;char&gt; - guesses a character, if correct, reveals the latter in the word: GUESS a, "GAME: a is in the word! Word: _ _ a _ _ Lives: 7".</text:p>
      <text:p text:style-name="P3">If wrong, lives go down by 1. You can’t guess a character you’ve guessed before.</text:p>
      <text:p text:style-name="P3"/>
      <text:p text:style-name="P3">STATUS - prints current game status</text:p>
      <text:p text:style-name="P3"/>
      <text:p text:style-name="P3">RESTART - resets everything</text:p>
      <text:p text:style-name="P3"/>
      <text:p text:style-name="P3">HELP - lists all commands</text:p>
      <text:p text:style-name="P3"/>
      <text:p text:style-name="P3">QUIT/quit – used to exit the program</text:p>
      <text:p text:style-name="P3"/>
      <text:p text:style-name="P11">Note: command parameters are also case sensitive, so either stick to lower case or upper case, don’t mix and match.</text:p>
      <text:p text:style-name="P3"/>
      <text:p text:style-name="P3">If no commands are used at the beginning of the input, it is simply sent as a message to the other player. So you can chat with the other player while playing the game.</text:p>
      <text:p text:style-name="P8"/>
      <text:p text:style-name="P7">Compiling and Running the Program</text:p>
      <text:p text:style-name="P4">It is enough to use the makefile provided by just running “make” in the same directory with all the files. If that doesn’t work, simply compiling the server.<text:span text:style-name="T1">c</text:span> and client.<text:span text:style-name="T1">c files</text:span> using gcc should also work.</text:p>
      <text:p text:style-name="P4"/>
      <text:p text:style-name="P5">To run the program, first run the server using: ./server &lt;port number&gt;<text:line-break/>Then, the client: ./client &lt;IP address&gt; &lt;port number&gt;</text:p>
      <text:p text:style-name="P5">You are ready to play!</text:p>
      <text:p text:style-name="P6"/>
      <text:p text:style-name="P7">Research and Resources</text:p>
      <text:p text:style-name="P4">I mostly used our textbook for information. I did consult the website StackOverflow for some questions I had, but didn’t directly take any code from it.</text:p>
      <text:p text:style-name="P4"/>
      <text:p text:style-name="P7">Development</text:p>
      <text:p text:style-name="P4">I first set up the chat functionality, with help from the textbook. Next I decided on what kind of commands are needed to play a game of hangman. Implementing the commands themselves wasn’t too hard. The challenging part was deciding how to make sure the client and the server are synced when it comes to game information. I initially thought I’d send a structure back and forth using a secondary thread, but that created lots of issues. I don’t think it was a bad idea, and with some more <text:soft-page-break/>time I probably could’ve solved it, but I decided to scrap the secondary thread idea and instead just catch commands before sending them to update game info locally as well. It took some testing, but I managed to get it working. Another interesting challenge I faced was displaying the input prompt “You: ”. If I just used printf() normally to print that, any new messages received would be below it, which really didn’t look right. I didn’t have time to build a whole GUI, so I had to solve it in the terminal. I learned how to clear the terminal, so I had the idea to store every message received and sent in an array, in order. This way, every time a new message was received, I could reprint all messages, and print “You: ” at the end.</text:p>
      <text:p text:style-name="P4"/>
      <text:p text:style-name="P9">How I Would Improve the Program</text:p>
      <text:p text:style-name="P11">The first obvious answer is adding a GUI, but other than that, there are some things I’d like to add. First of all I’d like to make it so there is only one program, so no separate client or server files to be compiled. I’d achieve this by making it so the program asks the user whether they want to create or join a room. If they choose to create, they become the server, and if they choose to join, they become the client. I said “room”, and that is the second functionality I would add, more than 2 people playing at once, in one room. This would complicate things slightly, but not by too much. I’d either use forking or multithreading to handle multiple clients, and because the game info is already updated when sending and receiving, no extra logic would be required. I think these 3 additions would really complete the program, unfortunately I didn’t have time to implement them. Maybe in the fu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7T17:04:38.126870186</meta:creation-date>
    <dc:date>2025-01-17T18:03:31.933452656</dc:date>
    <meta:editing-duration>PT8M10S</meta:editing-duration>
    <meta:editing-cycles>4</meta:editing-cycles>
    <meta:generator>LibreOffice/24.2.5.2$Linux_X86_64 LibreOffice_project/420$Build-2</meta:generator>
    <meta:document-statistic meta:table-count="0" meta:image-count="0" meta:object-count="0" meta:page-count="2" meta:paragraph-count="22" meta:word-count="725" meta:character-count="3984" meta:non-whitespace-character-count="3280"/>
  </office:meta>
</office:document-meta>
</file>